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1.21pt"/>
    </style:style>
    <style:style style:name="co2" style:family="table-column">
      <style:table-column-properties fo:break-before="auto" style:column-width="175.2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123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Addi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154226380042" calcext:value-type="float">
            <text:p>0.15422638</text:p>
          </table:table-cell>
          <table:table-cell office:value-type="float" office:value="69.524973401227" calcext:value-type="float">
            <text:p>69.524973401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40035085043" calcext:value-type="float">
            <text:p>0.140035085</text:p>
          </table:table-cell>
          <table:table-cell office:value-type="float" office:value="77.2876023833462" calcext:value-type="float">
            <text:p>77.2876023833</text:p>
          </table:table-cell>
          <table:table-cell table:number-columns-repeated="3"/>
        </table:table-row>
        <table:table-row table:style-name="ro1">
          <table:table-cell office:value-type="float" office:value="0.140490656884" calcext:value-type="float">
            <text:p>0.1404906569</text:p>
          </table:table-cell>
          <table:table-cell office:value-type="float" office:value="80.7962493038504" calcext:value-type="float">
            <text:p>80.7962493039</text:p>
          </table:table-cell>
          <table:table-cell table:number-columns-repeated="3"/>
        </table:table-row>
        <table:table-row table:style-name="ro1">
          <table:table-cell office:value-type="float" office:value="0.134606540314" calcext:value-type="float">
            <text:p>0.1346065403</text:p>
          </table:table-cell>
          <table:table-cell office:value-type="float" office:value="69.9907566139513" calcext:value-type="float">
            <text:p>69.990756614</text:p>
          </table:table-cell>
          <table:table-cell table:number-columns-repeated="3"/>
        </table:table-row>
        <table:table-row table:style-name="ro1">
          <table:table-cell office:value-type="float" office:value="0.127398899258" calcext:value-type="float">
            <text:p>0.1273988993</text:p>
          </table:table-cell>
          <table:table-cell office:value-type="float" office:value="68.4100883585203" calcext:value-type="float">
            <text:p>68.4100883585</text:p>
          </table:table-cell>
          <table:table-cell table:number-columns-repeated="3"/>
        </table:table-row>
        <table:table-row table:style-name="ro1">
          <table:table-cell office:value-type="float" office:value="0.145098988781" calcext:value-type="float">
            <text:p>0.1450989888</text:p>
          </table:table-cell>
          <table:table-cell office:value-type="float" office:value="72.2596022411633" calcext:value-type="float">
            <text:p>72.2596022412</text:p>
          </table:table-cell>
          <table:table-cell table:number-columns-repeated="3"/>
        </table:table-row>
        <table:table-row table:style-name="ro1">
          <table:table-cell office:value-type="float" office:value="0.149981886246" calcext:value-type="float">
            <text:p>0.1499818862</text:p>
          </table:table-cell>
          <table:table-cell office:value-type="float" office:value="83.2417101083736" calcext:value-type="float">
            <text:p>83.2417101084</text:p>
          </table:table-cell>
          <table:table-cell table:number-columns-repeated="3"/>
        </table:table-row>
        <table:table-row table:style-name="ro1">
          <table:table-cell office:value-type="float" office:value="0.143741373361" calcext:value-type="float">
            <text:p>0.1437413734</text:p>
          </table:table-cell>
          <table:table-cell office:value-type="float" office:value="69.8967657910945" calcext:value-type="float">
            <text:p>69.8967657911</text:p>
          </table:table-cell>
          <table:table-cell table:number-columns-repeated="3"/>
        </table:table-row>
        <table:table-row table:style-name="ro1">
          <table:table-cell office:value-type="float" office:value="0.142333892445" calcext:value-type="float">
            <text:p>0.1423338924</text:p>
          </table:table-cell>
          <table:table-cell office:value-type="float" office:value="64.3713743759939" calcext:value-type="float">
            <text:p>64.371374376</text:p>
          </table:table-cell>
          <table:table-cell table:number-columns-repeated="3"/>
        </table:table-row>
        <table:table-row table:style-name="ro1">
          <table:table-cell office:value-type="float" office:value="0.145815708436" calcext:value-type="float">
            <text:p>0.1458157084</text:p>
          </table:table-cell>
          <table:table-cell office:value-type="float" office:value="64.1661280413974" calcext:value-type="float">
            <text:p>64.1661280414</text:p>
          </table:table-cell>
          <table:table-cell table:number-columns-repeated="3"/>
        </table:table-row>
        <table:table-row table:style-name="ro1">
          <table:table-cell office:value-type="float" office:value="0.135050538792" calcext:value-type="float">
            <text:p>0.1350505388</text:p>
          </table:table-cell>
          <table:table-cell office:value-type="float" office:value="83.0219515739134" calcext:value-type="float">
            <text:p>83.0219515739</text:p>
          </table:table-cell>
          <table:table-cell table:number-columns-repeated="3"/>
        </table:table-row>
        <table:table-row table:style-name="ro1">
          <table:table-cell office:value-type="float" office:value="0.14028827091" calcext:value-type="float">
            <text:p>0.1402882709</text:p>
          </table:table-cell>
          <table:table-cell office:value-type="float" office:value="67.9270406582406" calcext:value-type="float">
            <text:p>67.9270406582</text:p>
          </table:table-cell>
          <table:table-cell table:number-columns-repeated="3"/>
        </table:table-row>
        <table:table-row table:style-name="ro1">
          <table:table-cell office:value-type="float" office:value="0.156291820431" calcext:value-type="float">
            <text:p>0.1562918204</text:p>
          </table:table-cell>
          <table:table-cell office:value-type="float" office:value="72.8642745433993" calcext:value-type="float">
            <text:p>72.8642745434</text:p>
          </table:table-cell>
          <table:table-cell table:number-columns-repeated="3"/>
        </table:table-row>
        <table:table-row table:style-name="ro1">
          <table:table-cell office:value-type="float" office:value="0.145559334845" calcext:value-type="float">
            <text:p>0.1455593348</text:p>
          </table:table-cell>
          <table:table-cell office:value-type="float" office:value="78.9318029690801" calcext:value-type="float">
            <text:p>78.9318029691</text:p>
          </table:table-cell>
          <table:table-cell table:number-columns-repeated="3"/>
        </table:table-row>
        <table:table-row table:style-name="ro1">
          <table:table-cell office:value-type="float" office:value="0.141933957381" calcext:value-type="float">
            <text:p>0.1419339574</text:p>
          </table:table-cell>
          <table:table-cell office:value-type="float" office:value="69.3534157799058" calcext:value-type="float">
            <text:p>69.3534157799</text:p>
          </table:table-cell>
          <table:table-cell table:number-columns-repeated="3"/>
        </table:table-row>
        <table:table-row table:style-name="ro1">
          <table:table-cell office:value-type="float" office:value="0.165889285201" calcext:value-type="float">
            <text:p>0.1658892852</text:p>
          </table:table-cell>
          <table:table-cell office:value-type="float" office:value="67.7928655167939" calcext:value-type="float">
            <text:p>67.7928655168</text:p>
          </table:table-cell>
          <table:table-cell table:number-columns-repeated="3"/>
        </table:table-row>
        <table:table-row table:style-name="ro1">
          <table:table-cell office:value-type="float" office:value="0.139107198994" calcext:value-type="float">
            <text:p>0.139107199</text:p>
          </table:table-cell>
          <table:table-cell office:value-type="float" office:value="70.9796632546755" calcext:value-type="float">
            <text:p>70.9796632547</text:p>
          </table:table-cell>
          <table:table-cell table:number-columns-repeated="3"/>
        </table:table-row>
        <table:table-row table:style-name="ro1">
          <table:table-cell office:value-type="float" office:value="0.169833829522" calcext:value-type="float">
            <text:p>0.1698338295</text:p>
          </table:table-cell>
          <table:table-cell office:value-type="float" office:value="59.2259317819679" calcext:value-type="float">
            <text:p>59.225931782</text:p>
          </table:table-cell>
          <table:table-cell table:number-columns-repeated="3"/>
        </table:table-row>
        <table:table-row table:style-name="ro1">
          <table:table-cell office:value-type="float" office:value="0.138315515812" calcext:value-type="float">
            <text:p>0.1383155158</text:p>
          </table:table-cell>
          <table:table-cell office:value-type="float" office:value="77.4598769669591" calcext:value-type="float">
            <text:p>77.459876967</text:p>
          </table:table-cell>
          <table:table-cell table:number-columns-repeated="3"/>
        </table:table-row>
        <table:table-row table:style-name="ro1">
          <table:table-cell office:value-type="float" office:value="0.13402546523" calcext:value-type="float">
            <text:p>0.1340254652</text:p>
          </table:table-cell>
          <table:table-cell office:value-type="float" office:value="75.3564884225427" calcext:value-type="float">
            <text:p>75.3564884225</text:p>
          </table:table-cell>
          <table:table-cell table:number-columns-repeated="3"/>
        </table:table-row>
        <table:table-row table:style-name="ro1">
          <table:table-cell office:value-type="float" office:value="0.128403615317" calcext:value-type="float">
            <text:p>0.1284036153</text:p>
          </table:table-cell>
          <table:table-cell office:value-type="float" office:value="58.9081221978303" calcext:value-type="float">
            <text:p>58.9081221978</text:p>
          </table:table-cell>
          <table:table-cell table:number-columns-repeated="3"/>
        </table:table-row>
        <table:table-row table:style-name="ro1">
          <table:table-cell office:value-type="float" office:value="0.14396030609" calcext:value-type="float">
            <text:p>0.1439603061</text:p>
          </table:table-cell>
          <table:table-cell office:value-type="float" office:value="84.8505661921274" calcext:value-type="float">
            <text:p>84.8505661921</text:p>
          </table:table-cell>
          <table:table-cell table:number-columns-repeated="3"/>
        </table:table-row>
        <table:table-row table:style-name="ro1">
          <table:table-cell office:value-type="float" office:value="0.144919671781" calcext:value-type="float">
            <text:p>0.1449196718</text:p>
          </table:table-cell>
          <table:table-cell office:value-type="float" office:value="72.5703158742462" calcext:value-type="float">
            <text:p>72.5703158742</text:p>
          </table:table-cell>
          <table:table-cell table:number-columns-repeated="3"/>
        </table:table-row>
        <table:table-row table:style-name="ro1">
          <table:table-cell office:value-type="float" office:value="0.159264971461" calcext:value-type="float">
            <text:p>0.1592649715</text:p>
          </table:table-cell>
          <table:table-cell office:value-type="float" office:value="83.5434563175406" calcext:value-type="float">
            <text:p>83.5434563175</text:p>
          </table:table-cell>
          <table:table-cell table:number-columns-repeated="3"/>
        </table:table-row>
        <table:table-row table:style-name="ro1">
          <table:table-cell office:value-type="float" office:value="0.16509306717" calcext:value-type="float">
            <text:p>0.1650930672</text:p>
          </table:table-cell>
          <table:table-cell office:value-type="float" office:value="72.4133251947696" calcext:value-type="float">
            <text:p>72.4133251948</text:p>
          </table:table-cell>
          <table:table-cell table:number-columns-repeated="3"/>
        </table:table-row>
        <table:table-row table:style-name="ro1">
          <table:table-cell office:value-type="float" office:value="0.14868025855" calcext:value-type="float">
            <text:p>0.1486802586</text:p>
          </table:table-cell>
          <table:table-cell office:value-type="float" office:value="66.983968207168" calcext:value-type="float">
            <text:p>66.9839682072</text:p>
          </table:table-cell>
          <table:table-cell table:number-columns-repeated="3"/>
        </table:table-row>
        <table:table-row table:style-name="ro1">
          <table:table-cell office:value-type="float" office:value="0.155596758687" calcext:value-type="float">
            <text:p>0.1555967587</text:p>
          </table:table-cell>
          <table:table-cell office:value-type="float" office:value="75.776419511424" calcext:value-type="float">
            <text:p>75.7764195114</text:p>
          </table:table-cell>
          <table:table-cell table:number-columns-repeated="3"/>
        </table:table-row>
        <table:table-row table:style-name="ro1">
          <table:table-cell office:value-type="float" office:value="0.138113830429" calcext:value-type="float">
            <text:p>0.1381138304</text:p>
          </table:table-cell>
          <table:table-cell office:value-type="float" office:value="57.3194264938537" calcext:value-type="float">
            <text:p>57.3194264939</text:p>
          </table:table-cell>
          <table:table-cell table:number-columns-repeated="3"/>
        </table:table-row>
        <table:table-row table:style-name="ro1">
          <table:table-cell office:value-type="float" office:value="0.144002677987" calcext:value-type="float">
            <text:p>0.144002678</text:p>
          </table:table-cell>
          <table:table-cell office:value-type="float" office:value="63.9200408190807" calcext:value-type="float">
            <text:p>63.9200408191</text:p>
          </table:table-cell>
          <table:table-cell table:number-columns-repeated="3"/>
        </table:table-row>
        <table:table-row table:style-name="ro1">
          <table:table-cell office:value-type="float" office:value="0.139870712126" calcext:value-type="float">
            <text:p>0.1398707121</text:p>
          </table:table-cell>
          <table:table-cell office:value-type="float" office:value="67.5982455214552" calcext:value-type="float">
            <text:p>67.5982455215</text:p>
          </table:table-cell>
          <table:table-cell table:number-columns-repeated="3"/>
        </table:table-row>
        <table:table-row table:style-name="ro1">
          <table:table-cell office:value-type="float" office:value="0.139471626262" calcext:value-type="float">
            <text:p>0.1394716263</text:p>
          </table:table-cell>
          <table:table-cell office:value-type="float" office:value="81.5626173212574" calcext:value-type="float">
            <text:p>81.5626173213</text:p>
          </table:table-cell>
          <table:table-cell table:number-columns-repeated="3"/>
        </table:table-row>
        <table:table-row table:style-name="ro1">
          <table:table-cell office:value-type="float" office:value="0.138171737751" calcext:value-type="float">
            <text:p>0.1381717378</text:p>
          </table:table-cell>
          <table:table-cell office:value-type="float" office:value="61.8462769205093" calcext:value-type="float">
            <text:p>61.8462769205</text:p>
          </table:table-cell>
          <table:table-cell table:number-columns-repeated="3"/>
        </table:table-row>
        <table:table-row table:style-name="ro1">
          <table:table-cell office:value-type="float" office:value="0.130595432794" calcext:value-type="float">
            <text:p>0.1305954328</text:p>
          </table:table-cell>
          <table:table-cell office:value-type="float" office:value="66.375625532758" calcext:value-type="float">
            <text:p>66.3756255328</text:p>
          </table:table-cell>
          <table:table-cell table:number-columns-repeated="3"/>
        </table:table-row>
        <table:table-row table:style-name="ro1">
          <table:table-cell office:value-type="float" office:value="0.144914675768" calcext:value-type="float">
            <text:p>0.1449146758</text:p>
          </table:table-cell>
          <table:table-cell office:value-type="float" office:value="83.4411287551372" calcext:value-type="float">
            <text:p>83.4411287551</text:p>
          </table:table-cell>
          <table:table-cell table:number-columns-repeated="3"/>
        </table:table-row>
        <table:table-row table:style-name="ro1">
          <table:table-cell office:value-type="float" office:value="0.138558909445" calcext:value-type="float">
            <text:p>0.1385589094</text:p>
          </table:table-cell>
          <table:table-cell office:value-type="float" office:value="63.319745985209" calcext:value-type="float">
            <text:p>63.3197459852</text:p>
          </table:table-cell>
          <table:table-cell table:number-columns-repeated="3"/>
        </table:table-row>
        <table:table-row table:style-name="ro1">
          <table:table-cell office:value-type="float" office:value="0.149532376669" calcext:value-type="float">
            <text:p>0.1495323767</text:p>
          </table:table-cell>
          <table:table-cell office:value-type="float" office:value="83.1976391577575" calcext:value-type="float">
            <text:p>83.1976391578</text:p>
          </table:table-cell>
          <table:table-cell table:number-columns-repeated="3"/>
        </table:table-row>
        <table:table-row table:style-name="ro1">
          <table:table-cell office:value-type="float" office:value="0.131026042021" calcext:value-type="float">
            <text:p>0.131026042</text:p>
          </table:table-cell>
          <table:table-cell office:value-type="float" office:value="62.8345569572782" calcext:value-type="float">
            <text:p>62.8345569573</text:p>
          </table:table-cell>
          <table:table-cell table:number-columns-repeated="3"/>
        </table:table-row>
        <table:table-row table:style-name="ro1">
          <table:table-cell office:value-type="float" office:value="0.147958742511" calcext:value-type="float">
            <text:p>0.1479587425</text:p>
          </table:table-cell>
          <table:table-cell office:value-type="float" office:value="69.1113582034725" calcext:value-type="float">
            <text:p>69.1113582035</text:p>
          </table:table-cell>
          <table:table-cell table:number-columns-repeated="3"/>
        </table:table-row>
        <table:table-row table:style-name="ro1">
          <table:table-cell office:value-type="float" office:value="0.137070213884" calcext:value-type="float">
            <text:p>0.1370702139</text:p>
          </table:table-cell>
          <table:table-cell office:value-type="float" office:value="64.474220430258" calcext:value-type="float">
            <text:p>64.4742204303</text:p>
          </table:table-cell>
          <table:table-cell table:number-columns-repeated="3"/>
        </table:table-row>
        <table:table-row table:style-name="ro1">
          <table:table-cell office:value-type="float" office:value="0.133574333484" calcext:value-type="float">
            <text:p>0.1335743335</text:p>
          </table:table-cell>
          <table:table-cell office:value-type="float" office:value="65.6088649877757" calcext:value-type="float">
            <text:p>65.6088649878</text:p>
          </table:table-cell>
          <table:table-cell table:number-columns-repeated="3"/>
        </table:table-row>
        <table:table-row table:style-name="ro1">
          <table:table-cell office:value-type="float" office:value="0.139947780679" calcext:value-type="float">
            <text:p>0.1399477807</text:p>
          </table:table-cell>
          <table:table-cell office:value-type="float" office:value="75.168878278614" calcext:value-type="float">
            <text:p>75.1688782786</text:p>
          </table:table-cell>
          <table:table-cell table:number-columns-repeated="3"/>
        </table:table-row>
        <table:table-row table:style-name="ro1">
          <table:table-cell office:value-type="float" office:value="0.133286639818" calcext:value-type="float">
            <text:p>0.1332866398</text:p>
          </table:table-cell>
          <table:table-cell office:value-type="float" office:value="79.4079826112829" calcext:value-type="float">
            <text:p>79.4079826113</text:p>
          </table:table-cell>
          <table:table-cell table:number-columns-repeated="3"/>
        </table:table-row>
        <table:table-row table:style-name="ro1">
          <table:table-cell office:value-type="float" office:value="0.13087338594" calcext:value-type="float">
            <text:p>0.1308733859</text:p>
          </table:table-cell>
          <table:table-cell office:value-type="float" office:value="51.5558257941225" calcext:value-type="float">
            <text:p>51.5558257941</text:p>
          </table:table-cell>
          <table:table-cell table:number-columns-repeated="3"/>
        </table:table-row>
        <table:table-row table:style-name="ro1">
          <table:table-cell office:value-type="float" office:value="0.140159103957" calcext:value-type="float">
            <text:p>0.140159104</text:p>
          </table:table-cell>
          <table:table-cell office:value-type="float" office:value="72.7065836242875" calcext:value-type="float">
            <text:p>72.7065836243</text:p>
          </table:table-cell>
          <table:table-cell table:number-columns-repeated="3"/>
        </table:table-row>
        <table:table-row table:style-name="ro1">
          <table:table-cell office:value-type="float" office:value="0.144648716681" calcext:value-type="float">
            <text:p>0.1446487167</text:p>
          </table:table-cell>
          <table:table-cell office:value-type="float" office:value="72.8017191386937" calcext:value-type="float">
            <text:p>72.8017191387</text:p>
          </table:table-cell>
          <table:table-cell table:number-columns-repeated="3"/>
        </table:table-row>
        <table:table-row table:style-name="ro1">
          <table:table-cell office:value-type="float" office:value="0.174973674974" calcext:value-type="float">
            <text:p>0.174973675</text:p>
          </table:table-cell>
          <table:table-cell office:value-type="float" office:value="81.6938699457874" calcext:value-type="float">
            <text:p>81.6938699458</text:p>
          </table:table-cell>
          <table:table-cell table:number-columns-repeated="3"/>
        </table:table-row>
        <table:table-row table:style-name="ro1">
          <table:table-cell office:value-type="float" office:value="0.13456376636" calcext:value-type="float">
            <text:p>0.1345637664</text:p>
          </table:table-cell>
          <table:table-cell office:value-type="float" office:value="82.937508459881" calcext:value-type="float">
            <text:p>82.9375084599</text:p>
          </table:table-cell>
          <table:table-cell table:number-columns-repeated="3"/>
        </table:table-row>
        <table:table-row table:style-name="ro1">
          <table:table-cell office:value-type="float" office:value="0.131813161827" calcext:value-type="float">
            <text:p>0.1318131618</text:p>
          </table:table-cell>
          <table:table-cell office:value-type="float" office:value="57.1558273185277" calcext:value-type="float">
            <text:p>57.1558273185</text:p>
          </table:table-cell>
          <table:table-cell table:number-columns-repeated="3"/>
        </table:table-row>
        <table:table-row table:style-name="ro1">
          <table:table-cell office:value-type="float" office:value="0.134000357334" calcext:value-type="float">
            <text:p>0.1340003573</text:p>
          </table:table-cell>
          <table:table-cell office:value-type="float" office:value="73.9505242779941" calcext:value-type="float">
            <text:p>73.950524278</text:p>
          </table:table-cell>
          <table:table-cell table:number-columns-repeated="3"/>
        </table:table-row>
        <table:table-row table:style-name="ro1">
          <table:table-cell office:value-type="float" office:value="0.15327108801" calcext:value-type="float">
            <text:p>0.153271088</text:p>
          </table:table-cell>
          <table:table-cell office:value-type="float" office:value="72.8613428100627" calcext:value-type="float">
            <text:p>72.8613428101</text:p>
          </table:table-cell>
          <table:table-cell table:number-columns-repeated="3"/>
        </table:table-row>
        <table:table-row table:style-name="ro1">
          <table:table-cell office:value-type="float" office:value="0.151993160952" calcext:value-type="float">
            <text:p>0.151993161</text:p>
          </table:table-cell>
          <table:table-cell office:value-type="float" office:value="70.69477661328" calcext:value-type="float">
            <text:p>70.6947766133</text:p>
          </table:table-cell>
          <table:table-cell table:number-columns-repeated="3"/>
        </table:table-row>
        <table:table-row table:style-name="ro1">
          <table:table-cell office:value-type="float" office:value="0.13992593334" calcext:value-type="float">
            <text:p>0.1399259333</text:p>
          </table:table-cell>
          <table:table-cell office:value-type="float" office:value="78.149752882647" calcext:value-type="float">
            <text:p>78.1497528826</text:p>
          </table:table-cell>
          <table:table-cell table:number-columns-repeated="3"/>
        </table:table-row>
        <table:table-row table:style-name="ro1">
          <table:table-cell office:value-type="float" office:value="0.134637218067" calcext:value-type="float">
            <text:p>0.1346372181</text:p>
          </table:table-cell>
          <table:table-cell office:value-type="float" office:value="67.4187725218523" calcext:value-type="float">
            <text:p>67.4187725219</text:p>
          </table:table-cell>
          <table:table-cell table:number-columns-repeated="3"/>
        </table:table-row>
        <table:table-row table:style-name="ro1">
          <table:table-cell office:value-type="float" office:value="0.142181573767" calcext:value-type="float">
            <text:p>0.1421815738</text:p>
          </table:table-cell>
          <table:table-cell office:value-type="float" office:value="70.4927971227769" calcext:value-type="float">
            <text:p>70.4927971228</text:p>
          </table:table-cell>
          <table:table-cell table:number-columns-repeated="3"/>
        </table:table-row>
        <table:table-row table:style-name="ro1">
          <table:table-cell office:value-type="float" office:value="0.138588974579" calcext:value-type="float">
            <text:p>0.1385889746</text:p>
          </table:table-cell>
          <table:table-cell office:value-type="float" office:value="70.7081391343008" calcext:value-type="float">
            <text:p>70.7081391343</text:p>
          </table:table-cell>
          <table:table-cell table:number-columns-repeated="3"/>
        </table:table-row>
        <table:table-row table:style-name="ro1">
          <table:table-cell office:value-type="float" office:value="0.140152103058" calcext:value-type="float">
            <text:p>0.1401521031</text:p>
          </table:table-cell>
          <table:table-cell office:value-type="float" office:value="72.018775028552" calcext:value-type="float">
            <text:p>72.0187750286</text:p>
          </table:table-cell>
          <table:table-cell table:number-columns-repeated="3"/>
        </table:table-row>
        <table:table-row table:style-name="ro1">
          <table:table-cell office:value-type="float" office:value="0.14065581854" calcext:value-type="float">
            <text:p>0.1406558185</text:p>
          </table:table-cell>
          <table:table-cell office:value-type="float" office:value="67.6867901257038" calcext:value-type="float">
            <text:p>67.6867901257</text:p>
          </table:table-cell>
          <table:table-cell table:number-columns-repeated="3"/>
        </table:table-row>
        <table:table-row table:style-name="ro1">
          <table:table-cell office:value-type="float" office:value="0.151452534338" calcext:value-type="float">
            <text:p>0.1514525343</text:p>
          </table:table-cell>
          <table:table-cell office:value-type="float" office:value="71.1526355223253" calcext:value-type="float">
            <text:p>71.1526355223</text:p>
          </table:table-cell>
          <table:table-cell table:number-columns-repeated="3"/>
        </table:table-row>
        <table:table-row table:style-name="ro1">
          <table:table-cell office:value-type="float" office:value="0.132762772435" calcext:value-type="float">
            <text:p>0.1327627724</text:p>
          </table:table-cell>
          <table:table-cell office:value-type="float" office:value="73.4044541179763" calcext:value-type="float">
            <text:p>73.404454118</text:p>
          </table:table-cell>
          <table:table-cell table:number-columns-repeated="3"/>
        </table:table-row>
        <table:table-row table:style-name="ro1">
          <table:table-cell office:value-type="float" office:value="0.155183422934" calcext:value-type="float">
            <text:p>0.1551834229</text:p>
          </table:table-cell>
          <table:table-cell office:value-type="float" office:value="66.6328444698747" calcext:value-type="float">
            <text:p>66.6328444699</text:p>
          </table:table-cell>
          <table:table-cell table:number-columns-repeated="3"/>
        </table:table-row>
        <table:table-row table:style-name="ro1">
          <table:table-cell office:value-type="float" office:value="0.136489196655" calcext:value-type="float">
            <text:p>0.1364891967</text:p>
          </table:table-cell>
          <table:table-cell office:value-type="float" office:value="80.3550374690665" calcext:value-type="float">
            <text:p>80.3550374691</text:p>
          </table:table-cell>
          <table:table-cell table:number-columns-repeated="3"/>
        </table:table-row>
        <table:table-row table:style-name="ro1">
          <table:table-cell office:value-type="float" office:value="0.13684102009" calcext:value-type="float">
            <text:p>0.1368410201</text:p>
          </table:table-cell>
          <table:table-cell office:value-type="float" office:value="64.5934321493659" calcext:value-type="float">
            <text:p>64.5934321494</text:p>
          </table:table-cell>
          <table:table-cell table:number-columns-repeated="3"/>
        </table:table-row>
        <table:table-row table:style-name="ro1">
          <table:table-cell office:value-type="float" office:value="0.142505983569" calcext:value-type="float">
            <text:p>0.1425059836</text:p>
          </table:table-cell>
          <table:table-cell office:value-type="float" office:value="55.3530214593594" calcext:value-type="float">
            <text:p>55.3530214594</text:p>
          </table:table-cell>
          <table:table-cell table:number-columns-repeated="3"/>
        </table:table-row>
        <table:table-row table:style-name="ro1">
          <table:table-cell office:value-type="float" office:value="0.169889392854" calcext:value-type="float">
            <text:p>0.1698893929</text:p>
          </table:table-cell>
          <table:table-cell office:value-type="float" office:value="71.20596825682" calcext:value-type="float">
            <text:p>71.2059682568</text:p>
          </table:table-cell>
          <table:table-cell table:number-columns-repeated="3"/>
        </table:table-row>
      </table:table>
      <table:table table:name="Deletion" table:style-name="ta1">
        <table:table-column table:style-name="co4" table:default-cell-style-name="Default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156634685819" calcext:value-type="float">
            <text:p>0.1566346858</text:p>
          </table:table-cell>
          <table:table-cell office:value-type="float" office:value="70.0970664720974" calcext:value-type="float">
            <text:p>70.0970664721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37871471754" calcext:value-type="float">
            <text:p>0.1378714718</text:p>
          </table:table-cell>
          <table:table-cell office:value-type="float" office:value="75.3958637678306" calcext:value-type="float">
            <text:p>75.3958637678</text:p>
          </table:table-cell>
          <table:table-cell table:number-columns-repeated="3"/>
        </table:table-row>
        <table:table-row table:style-name="ro1">
          <table:table-cell office:value-type="float" office:value="0.142103802387" calcext:value-type="float">
            <text:p>0.1421038024</text:p>
          </table:table-cell>
          <table:table-cell office:value-type="float" office:value="77.712689996485" calcext:value-type="float">
            <text:p>77.7126899965</text:p>
          </table:table-cell>
          <table:table-cell table:number-columns-repeated="3"/>
        </table:table-row>
        <table:table-row table:style-name="ro1">
          <table:table-cell office:value-type="float" office:value="0.133453705751" calcext:value-type="float">
            <text:p>0.1334537058</text:p>
          </table:table-cell>
          <table:table-cell office:value-type="float" office:value="68.4342371892118" calcext:value-type="float">
            <text:p>68.4342371892</text:p>
          </table:table-cell>
          <table:table-cell table:number-columns-repeated="3"/>
        </table:table-row>
        <table:table-row table:style-name="ro1">
          <table:table-cell office:value-type="float" office:value="0.131910847955" calcext:value-type="float">
            <text:p>0.131910848</text:p>
          </table:table-cell>
          <table:table-cell office:value-type="float" office:value="71.0541078459739" calcext:value-type="float">
            <text:p>71.054107846</text:p>
          </table:table-cell>
          <table:table-cell table:number-columns-repeated="3"/>
        </table:table-row>
        <table:table-row table:style-name="ro1">
          <table:table-cell office:value-type="float" office:value="0.146690799397" calcext:value-type="float">
            <text:p>0.1466907994</text:p>
          </table:table-cell>
          <table:table-cell office:value-type="float" office:value="72.0387982103402" calcext:value-type="float">
            <text:p>72.0387982103</text:p>
          </table:table-cell>
          <table:table-cell table:number-columns-repeated="3"/>
        </table:table-row>
        <table:table-row table:style-name="ro1">
          <table:table-cell office:value-type="float" office:value="0.14962962963" calcext:value-type="float">
            <text:p>0.1496296296</text:p>
          </table:table-cell>
          <table:table-cell office:value-type="float" office:value="81.9540927905947" calcext:value-type="float">
            <text:p>81.9540927906</text:p>
          </table:table-cell>
          <table:table-cell table:number-columns-repeated="3"/>
        </table:table-row>
        <table:table-row table:style-name="ro1">
          <table:table-cell office:value-type="float" office:value="0.145905109325" calcext:value-type="float">
            <text:p>0.1459051093</text:p>
          </table:table-cell>
          <table:table-cell office:value-type="float" office:value="68.865193240852" calcext:value-type="float">
            <text:p>68.8651932409</text:p>
          </table:table-cell>
          <table:table-cell table:number-columns-repeated="3"/>
        </table:table-row>
        <table:table-row table:style-name="ro1">
          <table:table-cell office:value-type="float" office:value="0.141322460557" calcext:value-type="float">
            <text:p>0.1413224606</text:p>
          </table:table-cell>
          <table:table-cell office:value-type="float" office:value="63.8730960464487" calcext:value-type="float">
            <text:p>63.8730960464</text:p>
          </table:table-cell>
          <table:table-cell table:number-columns-repeated="3"/>
        </table:table-row>
        <table:table-row table:style-name="ro1">
          <table:table-cell office:value-type="float" office:value="0.146294981061" calcext:value-type="float">
            <text:p>0.1462949811</text:p>
          </table:table-cell>
          <table:table-cell office:value-type="float" office:value="64.2932444448172" calcext:value-type="float">
            <text:p>64.2932444448</text:p>
          </table:table-cell>
          <table:table-cell table:number-columns-repeated="3"/>
        </table:table-row>
        <table:table-row table:style-name="ro1">
          <table:table-cell office:value-type="float" office:value="0.134032809984" calcext:value-type="float">
            <text:p>0.13403281</text:p>
          </table:table-cell>
          <table:table-cell office:value-type="float" office:value="87.8263756550548" calcext:value-type="float">
            <text:p>87.8263756551</text:p>
          </table:table-cell>
          <table:table-cell table:number-columns-repeated="3"/>
        </table:table-row>
        <table:table-row table:style-name="ro1">
          <table:table-cell office:value-type="float" office:value="0.144612845305" calcext:value-type="float">
            <text:p>0.1446128453</text:p>
          </table:table-cell>
          <table:table-cell office:value-type="float" office:value="69.1315570231751" calcext:value-type="float">
            <text:p>69.1315570232</text:p>
          </table:table-cell>
          <table:table-cell table:number-columns-repeated="3"/>
        </table:table-row>
        <table:table-row table:style-name="ro1">
          <table:table-cell office:value-type="float" office:value="0.164439709386" calcext:value-type="float">
            <text:p>0.1644397094</text:p>
          </table:table-cell>
          <table:table-cell office:value-type="float" office:value="74.1920210617294" calcext:value-type="float">
            <text:p>74.1920210617</text:p>
          </table:table-cell>
          <table:table-cell table:number-columns-repeated="3"/>
        </table:table-row>
        <table:table-row table:style-name="ro1">
          <table:table-cell office:value-type="float" office:value="0.146336625808" calcext:value-type="float">
            <text:p>0.1463366258</text:p>
          </table:table-cell>
          <table:table-cell office:value-type="float" office:value="82.2113999277958" calcext:value-type="float">
            <text:p>82.2113999278</text:p>
          </table:table-cell>
          <table:table-cell table:number-columns-repeated="3"/>
        </table:table-row>
        <table:table-row table:style-name="ro1">
          <table:table-cell office:value-type="float" office:value="0.143116443624" calcext:value-type="float">
            <text:p>0.1431164436</text:p>
          </table:table-cell>
          <table:table-cell office:value-type="float" office:value="69.9951087309736" calcext:value-type="float">
            <text:p>69.995108731</text:p>
          </table:table-cell>
          <table:table-cell table:number-columns-repeated="3"/>
        </table:table-row>
        <table:table-row table:style-name="ro1">
          <table:table-cell office:value-type="float" office:value="0.166868180902" calcext:value-type="float">
            <text:p>0.1668681809</text:p>
          </table:table-cell>
          <table:table-cell office:value-type="float" office:value="68.6488536508209" calcext:value-type="float">
            <text:p>68.6488536508</text:p>
          </table:table-cell>
          <table:table-cell table:number-columns-repeated="3"/>
        </table:table-row>
        <table:table-row table:style-name="ro1">
          <table:table-cell office:value-type="float" office:value="0.136394735783" calcext:value-type="float">
            <text:p>0.1363947358</text:p>
          </table:table-cell>
          <table:table-cell office:value-type="float" office:value="70.9361380832044" calcext:value-type="float">
            <text:p>70.9361380832</text:p>
          </table:table-cell>
          <table:table-cell table:number-columns-repeated="3"/>
        </table:table-row>
        <table:table-row table:style-name="ro1">
          <table:table-cell office:value-type="float" office:value="0.186079458713" calcext:value-type="float">
            <text:p>0.1860794587</text:p>
          </table:table-cell>
          <table:table-cell office:value-type="float" office:value="58.5369491196519" calcext:value-type="float">
            <text:p>58.5369491197</text:p>
          </table:table-cell>
          <table:table-cell table:number-columns-repeated="3"/>
        </table:table-row>
        <table:table-row table:style-name="ro1">
          <table:table-cell office:value-type="float" office:value="0.140251051797" calcext:value-type="float">
            <text:p>0.1402510518</text:p>
          </table:table-cell>
          <table:table-cell office:value-type="float" office:value="77.5772629284408" calcext:value-type="float">
            <text:p>77.5772629284</text:p>
          </table:table-cell>
          <table:table-cell table:number-columns-repeated="3"/>
        </table:table-row>
        <table:table-row table:style-name="ro1">
          <table:table-cell office:value-type="float" office:value="0.133429019483" calcext:value-type="float">
            <text:p>0.1334290195</text:p>
          </table:table-cell>
          <table:table-cell office:value-type="float" office:value="80.4069780815895" calcext:value-type="float">
            <text:p>80.4069780816</text:p>
          </table:table-cell>
          <table:table-cell table:number-columns-repeated="3"/>
        </table:table-row>
        <table:table-row table:style-name="ro1">
          <table:table-cell office:value-type="float" office:value="0.130599586492" calcext:value-type="float">
            <text:p>0.1305995865</text:p>
          </table:table-cell>
          <table:table-cell office:value-type="float" office:value="57.3885550549685" calcext:value-type="float">
            <text:p>57.388555055</text:p>
          </table:table-cell>
          <table:table-cell table:number-columns-repeated="3"/>
        </table:table-row>
        <table:table-row table:style-name="ro1">
          <table:table-cell office:value-type="float" office:value="0.144657768026" calcext:value-type="float">
            <text:p>0.144657768</text:p>
          </table:table-cell>
          <table:table-cell office:value-type="float" office:value="86.6083969809479" calcext:value-type="float">
            <text:p>86.6083969809</text:p>
          </table:table-cell>
          <table:table-cell table:number-columns-repeated="3"/>
        </table:table-row>
        <table:table-row table:style-name="ro1">
          <table:table-cell office:value-type="float" office:value="0.147452157858" calcext:value-type="float">
            <text:p>0.1474521579</text:p>
          </table:table-cell>
          <table:table-cell office:value-type="float" office:value="72.7475647757938" calcext:value-type="float">
            <text:p>72.7475647758</text:p>
          </table:table-cell>
          <table:table-cell table:number-columns-repeated="3"/>
        </table:table-row>
        <table:table-row table:style-name="ro1">
          <table:table-cell office:value-type="float" office:value="0.16008470696" calcext:value-type="float">
            <text:p>0.160084707</text:p>
          </table:table-cell>
          <table:table-cell office:value-type="float" office:value="78.3604160973584" calcext:value-type="float">
            <text:p>78.3604160974</text:p>
          </table:table-cell>
          <table:table-cell table:number-columns-repeated="3"/>
        </table:table-row>
        <table:table-row table:style-name="ro1">
          <table:table-cell office:value-type="float" office:value="0.168717660994" calcext:value-type="float">
            <text:p>0.168717661</text:p>
          </table:table-cell>
          <table:table-cell office:value-type="float" office:value="73.1052793721039" calcext:value-type="float">
            <text:p>73.1052793721</text:p>
          </table:table-cell>
          <table:table-cell table:number-columns-repeated="3"/>
        </table:table-row>
        <table:table-row table:style-name="ro1">
          <table:table-cell office:value-type="float" office:value="0.147526825055" calcext:value-type="float">
            <text:p>0.1475268251</text:p>
          </table:table-cell>
          <table:table-cell office:value-type="float" office:value="71.4033594186677" calcext:value-type="float">
            <text:p>71.4033594187</text:p>
          </table:table-cell>
          <table:table-cell table:number-columns-repeated="3"/>
        </table:table-row>
        <table:table-row table:style-name="ro1">
          <table:table-cell office:value-type="float" office:value="0.155703605004" calcext:value-type="float">
            <text:p>0.155703605</text:p>
          </table:table-cell>
          <table:table-cell office:value-type="float" office:value="74.4691440776888" calcext:value-type="float">
            <text:p>74.4691440777</text:p>
          </table:table-cell>
          <table:table-cell table:number-columns-repeated="3"/>
        </table:table-row>
        <table:table-row table:style-name="ro1">
          <table:table-cell office:value-type="float" office:value="0.134776830573" calcext:value-type="float">
            <text:p>0.1347768306</text:p>
          </table:table-cell>
          <table:table-cell office:value-type="float" office:value="55.0591597287848" calcext:value-type="float">
            <text:p>55.0591597288</text:p>
          </table:table-cell>
          <table:table-cell table:number-columns-repeated="3"/>
        </table:table-row>
        <table:table-row table:style-name="ro1">
          <table:table-cell office:value-type="float" office:value="0.141502864559" calcext:value-type="float">
            <text:p>0.1415028646</text:p>
          </table:table-cell>
          <table:table-cell office:value-type="float" office:value="66.8970002862182" calcext:value-type="float">
            <text:p>66.8970002862</text:p>
          </table:table-cell>
          <table:table-cell table:number-columns-repeated="3"/>
        </table:table-row>
        <table:table-row table:style-name="ro1">
          <table:table-cell office:value-type="float" office:value="0.138875430663" calcext:value-type="float">
            <text:p>0.1388754307</text:p>
          </table:table-cell>
          <table:table-cell office:value-type="float" office:value="68.5603237032149" calcext:value-type="float">
            <text:p>68.5603237032</text:p>
          </table:table-cell>
          <table:table-cell table:number-columns-repeated="3"/>
        </table:table-row>
        <table:table-row table:style-name="ro1">
          <table:table-cell office:value-type="float" office:value="0.147095238095" calcext:value-type="float">
            <text:p>0.1470952381</text:p>
          </table:table-cell>
          <table:table-cell office:value-type="float" office:value="83.5205855189042" calcext:value-type="float">
            <text:p>83.5205855189</text:p>
          </table:table-cell>
          <table:table-cell table:number-columns-repeated="3"/>
        </table:table-row>
        <table:table-row table:style-name="ro1">
          <table:table-cell office:value-type="float" office:value="0.137344677168" calcext:value-type="float">
            <text:p>0.1373446772</text:p>
          </table:table-cell>
          <table:table-cell office:value-type="float" office:value="64.6803405875703" calcext:value-type="float">
            <text:p>64.6803405876</text:p>
          </table:table-cell>
          <table:table-cell table:number-columns-repeated="3"/>
        </table:table-row>
        <table:table-row table:style-name="ro1">
          <table:table-cell office:value-type="float" office:value="0.128792033834" calcext:value-type="float">
            <text:p>0.1287920338</text:p>
          </table:table-cell>
          <table:table-cell office:value-type="float" office:value="68.8708122214398" calcext:value-type="float">
            <text:p>68.8708122214</text:p>
          </table:table-cell>
          <table:table-cell table:number-columns-repeated="3"/>
        </table:table-row>
        <table:table-row table:style-name="ro1">
          <table:table-cell office:value-type="float" office:value="0.146216403138" calcext:value-type="float">
            <text:p>0.1462164031</text:p>
          </table:table-cell>
          <table:table-cell office:value-type="float" office:value="83.0406127965389" calcext:value-type="float">
            <text:p>83.0406127965</text:p>
          </table:table-cell>
          <table:table-cell table:number-columns-repeated="3"/>
        </table:table-row>
        <table:table-row table:style-name="ro1">
          <table:table-cell office:value-type="float" office:value="0.14093840338" calcext:value-type="float">
            <text:p>0.1409384034</text:p>
          </table:table-cell>
          <table:table-cell office:value-type="float" office:value="64.3301578031423" calcext:value-type="float">
            <text:p>64.3301578031</text:p>
          </table:table-cell>
          <table:table-cell table:number-columns-repeated="3"/>
        </table:table-row>
        <table:table-row table:style-name="ro1">
          <table:table-cell office:value-type="float" office:value="0.154493777457" calcext:value-type="float">
            <text:p>0.1544937775</text:p>
          </table:table-cell>
          <table:table-cell office:value-type="float" office:value="81.3217350472099" calcext:value-type="float">
            <text:p>81.3217350472</text:p>
          </table:table-cell>
          <table:table-cell table:number-columns-repeated="3"/>
        </table:table-row>
        <table:table-row table:style-name="ro1">
          <table:table-cell office:value-type="float" office:value="0.129861111111" calcext:value-type="float">
            <text:p>0.1298611111</text:p>
          </table:table-cell>
          <table:table-cell office:value-type="float" office:value="64.9887516636343" calcext:value-type="float">
            <text:p>64.9887516636</text:p>
          </table:table-cell>
          <table:table-cell table:number-columns-repeated="3"/>
        </table:table-row>
        <table:table-row table:style-name="ro1">
          <table:table-cell office:value-type="float" office:value="0.14545596198" calcext:value-type="float">
            <text:p>0.145455962</text:p>
          </table:table-cell>
          <table:table-cell office:value-type="float" office:value="68.6621984929748" calcext:value-type="float">
            <text:p>68.662198493</text:p>
          </table:table-cell>
          <table:table-cell table:number-columns-repeated="3"/>
        </table:table-row>
        <table:table-row table:style-name="ro1">
          <table:table-cell office:value-type="float" office:value="0.134036932413" calcext:value-type="float">
            <text:p>0.1340369324</text:p>
          </table:table-cell>
          <table:table-cell office:value-type="float" office:value="65.1272224795536" calcext:value-type="float">
            <text:p>65.1272224796</text:p>
          </table:table-cell>
          <table:table-cell table:number-columns-repeated="3"/>
        </table:table-row>
        <table:table-row table:style-name="ro1">
          <table:table-cell office:value-type="float" office:value="0.133188880181" calcext:value-type="float">
            <text:p>0.1331888802</text:p>
          </table:table-cell>
          <table:table-cell office:value-type="float" office:value="66.3754035313646" calcext:value-type="float">
            <text:p>66.3754035314</text:p>
          </table:table-cell>
          <table:table-cell table:number-columns-repeated="3"/>
        </table:table-row>
        <table:table-row table:style-name="ro1">
          <table:table-cell office:value-type="float" office:value="0.142341909113" calcext:value-type="float">
            <text:p>0.1423419091</text:p>
          </table:table-cell>
          <table:table-cell office:value-type="float" office:value="72.4687935802378" calcext:value-type="float">
            <text:p>72.4687935802</text:p>
          </table:table-cell>
          <table:table-cell table:number-columns-repeated="3"/>
        </table:table-row>
        <table:table-row table:style-name="ro1">
          <table:table-cell office:value-type="float" office:value="0.133921268803" calcext:value-type="float">
            <text:p>0.1339212688</text:p>
          </table:table-cell>
          <table:table-cell office:value-type="float" office:value="81.5918626890427" calcext:value-type="float">
            <text:p>81.591862689</text:p>
          </table:table-cell>
          <table:table-cell table:number-columns-repeated="3"/>
        </table:table-row>
        <table:table-row table:style-name="ro1">
          <table:table-cell office:value-type="float" office:value="0.13119336369" calcext:value-type="float">
            <text:p>0.1311933637</text:p>
          </table:table-cell>
          <table:table-cell office:value-type="float" office:value="51.0226311965265" calcext:value-type="float">
            <text:p>51.0226311965</text:p>
          </table:table-cell>
          <table:table-cell table:number-columns-repeated="3"/>
        </table:table-row>
        <table:table-row table:style-name="ro1">
          <table:table-cell office:value-type="float" office:value="0.139128961193" calcext:value-type="float">
            <text:p>0.1391289612</text:p>
          </table:table-cell>
          <table:table-cell office:value-type="float" office:value="71.9884204868545" calcext:value-type="float">
            <text:p>71.9884204869</text:p>
          </table:table-cell>
          <table:table-cell table:number-columns-repeated="3"/>
        </table:table-row>
        <table:table-row table:style-name="ro1">
          <table:table-cell office:value-type="float" office:value="0.148207698856" calcext:value-type="float">
            <text:p>0.1482076989</text:p>
          </table:table-cell>
          <table:table-cell office:value-type="float" office:value="71.482173743574" calcext:value-type="float">
            <text:p>71.4821737436</text:p>
          </table:table-cell>
          <table:table-cell table:number-columns-repeated="3"/>
        </table:table-row>
        <table:table-row table:style-name="ro1">
          <table:table-cell office:value-type="float" office:value="0.185912688368" calcext:value-type="float">
            <text:p>0.1859126884</text:p>
          </table:table-cell>
          <table:table-cell office:value-type="float" office:value="79.8694064693415" calcext:value-type="float">
            <text:p>79.8694064693</text:p>
          </table:table-cell>
          <table:table-cell table:number-columns-repeated="3"/>
        </table:table-row>
        <table:table-row table:style-name="ro1">
          <table:table-cell office:value-type="float" office:value="0.134403719714" calcext:value-type="float">
            <text:p>0.1344037197</text:p>
          </table:table-cell>
          <table:table-cell office:value-type="float" office:value="88.4889746286193" calcext:value-type="float">
            <text:p>88.4889746286</text:p>
          </table:table-cell>
          <table:table-cell table:number-columns-repeated="3"/>
        </table:table-row>
        <table:table-row table:style-name="ro1">
          <table:table-cell office:value-type="float" office:value="0.132331937946" calcext:value-type="float">
            <text:p>0.1323319379</text:p>
          </table:table-cell>
          <table:table-cell office:value-type="float" office:value="57.8133346109375" calcext:value-type="float">
            <text:p>57.8133346109</text:p>
          </table:table-cell>
          <table:table-cell table:number-columns-repeated="3"/>
        </table:table-row>
        <table:table-row table:style-name="ro1">
          <table:table-cell office:value-type="float" office:value="0.139318999046" calcext:value-type="float">
            <text:p>0.139318999</text:p>
          </table:table-cell>
          <table:table-cell office:value-type="float" office:value="76.0402198464069" calcext:value-type="float">
            <text:p>76.0402198464</text:p>
          </table:table-cell>
          <table:table-cell table:number-columns-repeated="3"/>
        </table:table-row>
        <table:table-row table:style-name="ro1">
          <table:table-cell office:value-type="float" office:value="0.157410285635" calcext:value-type="float">
            <text:p>0.1574102856</text:p>
          </table:table-cell>
          <table:table-cell office:value-type="float" office:value="72.847842753399" calcext:value-type="float">
            <text:p>72.8478427534</text:p>
          </table:table-cell>
          <table:table-cell table:number-columns-repeated="3"/>
        </table:table-row>
        <table:table-row table:style-name="ro1">
          <table:table-cell office:value-type="float" office:value="0.154127933963" calcext:value-type="float">
            <text:p>0.154127934</text:p>
          </table:table-cell>
          <table:table-cell office:value-type="float" office:value="70.616797790637" calcext:value-type="float">
            <text:p>70.6167977906</text:p>
          </table:table-cell>
          <table:table-cell table:number-columns-repeated="3"/>
        </table:table-row>
        <table:table-row table:style-name="ro1">
          <table:table-cell office:value-type="float" office:value="0.141203544686" calcext:value-type="float">
            <text:p>0.1412035447</text:p>
          </table:table-cell>
          <table:table-cell office:value-type="float" office:value="74.224700079536" calcext:value-type="float">
            <text:p>74.2247000795</text:p>
          </table:table-cell>
          <table:table-cell table:number-columns-repeated="3"/>
        </table:table-row>
        <table:table-row table:style-name="ro1">
          <table:table-cell office:value-type="float" office:value="0.132813519897" calcext:value-type="float">
            <text:p>0.1328135199</text:p>
          </table:table-cell>
          <table:table-cell office:value-type="float" office:value="61.0758836385085" calcext:value-type="float">
            <text:p>61.0758836385</text:p>
          </table:table-cell>
          <table:table-cell table:number-columns-repeated="3"/>
        </table:table-row>
        <table:table-row table:style-name="ro1">
          <table:table-cell office:value-type="float" office:value="0.141514937136" calcext:value-type="float">
            <text:p>0.1415149371</text:p>
          </table:table-cell>
          <table:table-cell office:value-type="float" office:value="71.3191796936125" calcext:value-type="float">
            <text:p>71.3191796936</text:p>
          </table:table-cell>
          <table:table-cell table:number-columns-repeated="3"/>
        </table:table-row>
        <table:table-row table:style-name="ro1">
          <table:table-cell office:value-type="float" office:value="0.142052395014" calcext:value-type="float">
            <text:p>0.142052395</text:p>
          </table:table-cell>
          <table:table-cell office:value-type="float" office:value="71.8674032132539" calcext:value-type="float">
            <text:p>71.8674032133</text:p>
          </table:table-cell>
          <table:table-cell table:number-columns-repeated="3"/>
        </table:table-row>
        <table:table-row table:style-name="ro1">
          <table:table-cell office:value-type="float" office:value="0.143060250013" calcext:value-type="float">
            <text:p>0.14306025</text:p>
          </table:table-cell>
          <table:table-cell office:value-type="float" office:value="72.4400151201179" calcext:value-type="float">
            <text:p>72.4400151201</text:p>
          </table:table-cell>
          <table:table-cell table:number-columns-repeated="3"/>
        </table:table-row>
        <table:table-row table:style-name="ro1">
          <table:table-cell office:value-type="float" office:value="0.145560501473" calcext:value-type="float">
            <text:p>0.1455605015</text:p>
          </table:table-cell>
          <table:table-cell office:value-type="float" office:value="67.7916450915177" calcext:value-type="float">
            <text:p>67.7916450915</text:p>
          </table:table-cell>
          <table:table-cell table:number-columns-repeated="3"/>
        </table:table-row>
        <table:table-row table:style-name="ro1">
          <table:table-cell office:value-type="float" office:value="0.150465854114" calcext:value-type="float">
            <text:p>0.1504658541</text:p>
          </table:table-cell>
          <table:table-cell office:value-type="float" office:value="72.420962622071" calcext:value-type="float">
            <text:p>72.4209626221</text:p>
          </table:table-cell>
          <table:table-cell table:number-columns-repeated="3"/>
        </table:table-row>
        <table:table-row table:style-name="ro1">
          <table:table-cell office:value-type="float" office:value="0.133943868174" calcext:value-type="float">
            <text:p>0.1339438682</text:p>
          </table:table-cell>
          <table:table-cell office:value-type="float" office:value="72.2010196068155" calcext:value-type="float">
            <text:p>72.2010196068</text:p>
          </table:table-cell>
          <table:table-cell table:number-columns-repeated="3"/>
        </table:table-row>
        <table:table-row table:style-name="ro1">
          <table:table-cell office:value-type="float" office:value="0.156890068569" calcext:value-type="float">
            <text:p>0.1568900686</text:p>
          </table:table-cell>
          <table:table-cell office:value-type="float" office:value="67.126604018962" calcext:value-type="float">
            <text:p>67.126604019</text:p>
          </table:table-cell>
          <table:table-cell table:number-columns-repeated="3"/>
        </table:table-row>
        <table:table-row table:style-name="ro1">
          <table:table-cell office:value-type="float" office:value="0.136260389242" calcext:value-type="float">
            <text:p>0.1362603892</text:p>
          </table:table-cell>
          <table:table-cell office:value-type="float" office:value="78.4287259274411" calcext:value-type="float">
            <text:p>78.4287259274</text:p>
          </table:table-cell>
          <table:table-cell table:number-columns-repeated="3"/>
        </table:table-row>
        <table:table-row table:style-name="ro1">
          <table:table-cell office:value-type="float" office:value="0.140674611082" calcext:value-type="float">
            <text:p>0.1406746111</text:p>
          </table:table-cell>
          <table:table-cell office:value-type="float" office:value="65.4232779541306" calcext:value-type="float">
            <text:p>65.4232779541</text:p>
          </table:table-cell>
          <table:table-cell table:number-columns-repeated="3"/>
        </table:table-row>
        <table:table-row table:style-name="ro1">
          <table:table-cell office:value-type="float" office:value="0.143410383638" calcext:value-type="float">
            <text:p>0.1434103836</text:p>
          </table:table-cell>
          <table:table-cell office:value-type="float" office:value="59.0706363689379" calcext:value-type="float">
            <text:p>59.0706363689</text:p>
          </table:table-cell>
          <table:table-cell table:number-columns-repeated="3"/>
        </table:table-row>
        <table:table-row table:style-name="ro1">
          <table:table-cell office:value-type="float" office:value="0.180645395083" calcext:value-type="float">
            <text:p>0.1806453951</text:p>
          </table:table-cell>
          <table:table-cell office:value-type="float" office:value="73.4135778370893" calcext:value-type="float">
            <text:p>73.4135778371</text:p>
          </table:table-cell>
          <table:table-cell table:number-columns-repeated="3"/>
        </table:table-row>
      </table:table>
      <table:table table:name="clea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BER</text:p>
          </table:table-cell>
          <table:table-cell office:value-type="string" calcext:value-type="string">
            <text:p>locAccuracy</text:p>
          </table:table-cell>
          <table:table-cell office:value-type="string" calcext:value-type="string">
            <text:p>count 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FN</text:p>
          </table:table-cell>
        </table:table-row>
        <table:table-row table:style-name="ro1">
          <table:table-cell office:value-type="float" office:value="0.131371603152" calcext:value-type="float">
            <text:p>0.1313716032</text:p>
          </table:table-cell>
          <table:table-cell office:value-type="float" office:value="69.5676774434369" calcext:value-type="float">
            <text:p>69.5676774434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28685274604" calcext:value-type="float">
            <text:p>0.1286852746</text:p>
          </table:table-cell>
          <table:table-cell office:value-type="float" office:value="78.9442509956508" calcext:value-type="float">
            <text:p>78.9442509957</text:p>
          </table:table-cell>
          <table:table-cell table:number-columns-repeated="3"/>
        </table:table-row>
        <table:table-row table:style-name="ro1">
          <table:table-cell office:value-type="float" office:value="0.129197890647" calcext:value-type="float">
            <text:p>0.1291978906</text:p>
          </table:table-cell>
          <table:table-cell office:value-type="float" office:value="75.2913753762221" calcext:value-type="float">
            <text:p>75.2913753762</text:p>
          </table:table-cell>
          <table:table-cell table:number-columns-repeated="3"/>
        </table:table-row>
        <table:table-row table:style-name="ro1">
          <table:table-cell office:value-type="float" office:value="0.126354189697" calcext:value-type="float">
            <text:p>0.1263541897</text:p>
          </table:table-cell>
          <table:table-cell office:value-type="float" office:value="67.6479320611515" calcext:value-type="float">
            <text:p>67.6479320612</text:p>
          </table:table-cell>
          <table:table-cell table:number-columns-repeated="3"/>
        </table:table-row>
        <table:table-row table:style-name="ro1">
          <table:table-cell office:value-type="float" office:value="0.129840903074" calcext:value-type="float">
            <text:p>0.1298409031</text:p>
          </table:table-cell>
          <table:table-cell office:value-type="float" office:value="72.5055026278437" calcext:value-type="float">
            <text:p>72.5055026278</text:p>
          </table:table-cell>
          <table:table-cell table:number-columns-repeated="3"/>
        </table:table-row>
        <table:table-row table:style-name="ro1">
          <table:table-cell office:value-type="float" office:value="0.127179487179" calcext:value-type="float">
            <text:p>0.1271794872</text:p>
          </table:table-cell>
          <table:table-cell office:value-type="float" office:value="72.3864049338289" calcext:value-type="float">
            <text:p>72.3864049338</text:p>
          </table:table-cell>
          <table:table-cell table:number-columns-repeated="3"/>
        </table:table-row>
        <table:table-row table:style-name="ro1">
          <table:table-cell office:value-type="float" office:value="0.127977207977" calcext:value-type="float">
            <text:p>0.127977208</text:p>
          </table:table-cell>
          <table:table-cell office:value-type="float" office:value="81.7922288669323" calcext:value-type="float">
            <text:p>81.7922288669</text:p>
          </table:table-cell>
          <table:table-cell table:number-columns-repeated="3"/>
        </table:table-row>
        <table:table-row table:style-name="ro1">
          <table:table-cell office:value-type="float" office:value="0.128509986714" calcext:value-type="float">
            <text:p>0.1285099867</text:p>
          </table:table-cell>
          <table:table-cell office:value-type="float" office:value="70.7969009311216" calcext:value-type="float">
            <text:p>70.7969009311</text:p>
          </table:table-cell>
          <table:table-cell table:number-columns-repeated="3"/>
        </table:table-row>
        <table:table-row table:style-name="ro1">
          <table:table-cell office:value-type="float" office:value="0.131087868581" calcext:value-type="float">
            <text:p>0.1310878686</text:p>
          </table:table-cell>
          <table:table-cell office:value-type="float" office:value="64.0608550026336" calcext:value-type="float">
            <text:p>64.0608550026</text:p>
          </table:table-cell>
          <table:table-cell table:number-columns-repeated="3"/>
        </table:table-row>
        <table:table-row table:style-name="ro1">
          <table:table-cell office:value-type="float" office:value="0.128539299242" calcext:value-type="float">
            <text:p>0.1285392992</text:p>
          </table:table-cell>
          <table:table-cell office:value-type="float" office:value="64.1345375042185" calcext:value-type="float">
            <text:p>64.1345375042</text:p>
          </table:table-cell>
          <table:table-cell table:number-columns-repeated="3"/>
        </table:table-row>
        <table:table-row table:style-name="ro1">
          <table:table-cell office:value-type="float" office:value="0.127629327697" calcext:value-type="float">
            <text:p>0.1276293277</text:p>
          </table:table-cell>
          <table:table-cell office:value-type="float" office:value="87.8311897698565" calcext:value-type="float">
            <text:p>87.8311897699</text:p>
          </table:table-cell>
          <table:table-cell table:number-columns-repeated="3"/>
        </table:table-row>
        <table:table-row table:style-name="ro1">
          <table:table-cell office:value-type="float" office:value="0.128977215698" calcext:value-type="float">
            <text:p>0.1289772157</text:p>
          </table:table-cell>
          <table:table-cell office:value-type="float" office:value="69.2849822745717" calcext:value-type="float">
            <text:p>69.2849822746</text:p>
          </table:table-cell>
          <table:table-cell table:number-columns-repeated="3"/>
        </table:table-row>
        <table:table-row table:style-name="ro1">
          <table:table-cell office:value-type="float" office:value="0.128024148799" calcext:value-type="float">
            <text:p>0.1280241488</text:p>
          </table:table-cell>
          <table:table-cell office:value-type="float" office:value="72.5066439721107" calcext:value-type="float">
            <text:p>72.5066439721</text:p>
          </table:table-cell>
          <table:table-cell table:number-columns-repeated="3"/>
        </table:table-row>
        <table:table-row table:style-name="ro1">
          <table:table-cell office:value-type="float" office:value="0.129061049625" calcext:value-type="float">
            <text:p>0.1290610496</text:p>
          </table:table-cell>
          <table:table-cell office:value-type="float" office:value="82.0876008771954" calcext:value-type="float">
            <text:p>82.0876008772</text:p>
          </table:table-cell>
          <table:table-cell table:number-columns-repeated="3"/>
        </table:table-row>
        <table:table-row table:style-name="ro1">
          <table:table-cell office:value-type="float" office:value="0.128057221966" calcext:value-type="float">
            <text:p>0.128057222</text:p>
          </table:table-cell>
          <table:table-cell office:value-type="float" office:value="69.9965220371565" calcext:value-type="float">
            <text:p>69.9965220372</text:p>
          </table:table-cell>
          <table:table-cell table:number-columns-repeated="3"/>
        </table:table-row>
        <table:table-row table:style-name="ro1">
          <table:table-cell office:value-type="float" office:value="0.128767596511" calcext:value-type="float">
            <text:p>0.1287675965</text:p>
          </table:table-cell>
          <table:table-cell office:value-type="float" office:value="68.4410387657452" calcext:value-type="float">
            <text:p>68.4410387657</text:p>
          </table:table-cell>
          <table:table-cell table:number-columns-repeated="3"/>
        </table:table-row>
        <table:table-row table:style-name="ro1">
          <table:table-cell office:value-type="float" office:value="0.129432124603" calcext:value-type="float">
            <text:p>0.1294321246</text:p>
          </table:table-cell>
          <table:table-cell office:value-type="float" office:value="72.0228477319924" calcext:value-type="float">
            <text:p>72.022847732</text:p>
          </table:table-cell>
          <table:table-cell table:number-columns-repeated="3"/>
        </table:table-row>
        <table:table-row table:style-name="ro1">
          <table:table-cell office:value-type="float" office:value="0.125355707813" calcext:value-type="float">
            <text:p>0.1253557078</text:p>
          </table:table-cell>
          <table:table-cell office:value-type="float" office:value="58.5538137897517" calcext:value-type="float">
            <text:p>58.5538137898</text:p>
          </table:table-cell>
          <table:table-cell table:number-columns-repeated="3"/>
        </table:table-row>
        <table:table-row table:style-name="ro1">
          <table:table-cell office:value-type="float" office:value="0.127640986735" calcext:value-type="float">
            <text:p>0.1276409867</text:p>
          </table:table-cell>
          <table:table-cell office:value-type="float" office:value="77.7273500876323" calcext:value-type="float">
            <text:p>77.7273500876</text:p>
          </table:table-cell>
          <table:table-cell table:number-columns-repeated="3"/>
        </table:table-row>
        <table:table-row table:style-name="ro1">
          <table:table-cell office:value-type="float" office:value="0.129282619674" calcext:value-type="float">
            <text:p>0.1292826197</text:p>
          </table:table-cell>
          <table:table-cell office:value-type="float" office:value="78.4787890760598" calcext:value-type="float">
            <text:p>78.4787890761</text:p>
          </table:table-cell>
          <table:table-cell table:number-columns-repeated="3"/>
        </table:table-row>
        <table:table-row table:style-name="ro1">
          <table:table-cell office:value-type="float" office:value="0.129637606249" calcext:value-type="float">
            <text:p>0.1296376062</text:p>
          </table:table-cell>
          <table:table-cell office:value-type="float" office:value="57.4733023241633" calcext:value-type="float">
            <text:p>57.4733023242</text:p>
          </table:table-cell>
          <table:table-cell table:number-columns-repeated="3"/>
        </table:table-row>
        <table:table-row table:style-name="ro1">
          <table:table-cell office:value-type="float" office:value="0.127067715" calcext:value-type="float">
            <text:p>0.127067715</text:p>
          </table:table-cell>
          <table:table-cell office:value-type="float" office:value="86.6569926811134" calcext:value-type="float">
            <text:p>86.6569926811</text:p>
          </table:table-cell>
          <table:table-cell table:number-columns-repeated="3"/>
        </table:table-row>
        <table:table-row table:style-name="ro1">
          <table:table-cell office:value-type="float" office:value="0.126934824248" calcext:value-type="float">
            <text:p>0.1269348242</text:p>
          </table:table-cell>
          <table:table-cell office:value-type="float" office:value="72.5276013389964" calcext:value-type="float">
            <text:p>72.527601339</text:p>
          </table:table-cell>
          <table:table-cell table:number-columns-repeated="3"/>
        </table:table-row>
        <table:table-row table:style-name="ro1">
          <table:table-cell office:value-type="float" office:value="0.128863324176" calcext:value-type="float">
            <text:p>0.1288633242</text:p>
          </table:table-cell>
          <table:table-cell office:value-type="float" office:value="78.5042959058985" calcext:value-type="float">
            <text:p>78.5042959059</text:p>
          </table:table-cell>
          <table:table-cell table:number-columns-repeated="3"/>
        </table:table-row>
        <table:table-row table:style-name="ro1">
          <table:table-cell office:value-type="float" office:value="0.128583006047" calcext:value-type="float">
            <text:p>0.128583006</text:p>
          </table:table-cell>
          <table:table-cell office:value-type="float" office:value="73.0920766914783" calcext:value-type="float">
            <text:p>73.0920766915</text:p>
          </table:table-cell>
          <table:table-cell table:number-columns-repeated="3"/>
        </table:table-row>
        <table:table-row table:style-name="ro1">
          <table:table-cell office:value-type="float" office:value="0.127150030009" calcext:value-type="float">
            <text:p>0.12715003</text:p>
          </table:table-cell>
          <table:table-cell office:value-type="float" office:value="71.6828247036209" calcext:value-type="float">
            <text:p>71.6828247036</text:p>
          </table:table-cell>
          <table:table-cell table:number-columns-repeated="3"/>
        </table:table-row>
        <table:table-row table:style-name="ro1">
          <table:table-cell office:value-type="float" office:value="0.129676511955" calcext:value-type="float">
            <text:p>0.129676512</text:p>
          </table:table-cell>
          <table:table-cell office:value-type="float" office:value="74.4709287754236" calcext:value-type="float">
            <text:p>74.4709287754</text:p>
          </table:table-cell>
          <table:table-cell table:number-columns-repeated="3"/>
        </table:table-row>
        <table:table-row table:style-name="ro1">
          <table:table-cell office:value-type="float" office:value="0.127019113373" calcext:value-type="float">
            <text:p>0.1270191134</text:p>
          </table:table-cell>
          <table:table-cell office:value-type="float" office:value="55.9745045093939" calcext:value-type="float">
            <text:p>55.9745045094</text:p>
          </table:table-cell>
          <table:table-cell table:number-columns-repeated="3"/>
        </table:table-row>
        <table:table-row table:style-name="ro1">
          <table:table-cell office:value-type="float" office:value="0.12705346121" calcext:value-type="float">
            <text:p>0.1270534612</text:p>
          </table:table-cell>
          <table:table-cell office:value-type="float" office:value="66.3602971217026" calcext:value-type="float">
            <text:p>66.3602971217</text:p>
          </table:table-cell>
          <table:table-cell table:number-columns-repeated="3"/>
        </table:table-row>
        <table:table-row table:style-name="ro1">
          <table:table-cell office:value-type="float" office:value="0.127409022394" calcext:value-type="float">
            <text:p>0.1274090224</text:p>
          </table:table-cell>
          <table:table-cell office:value-type="float" office:value="68.672736602496" calcext:value-type="float">
            <text:p>68.6727366025</text:p>
          </table:table-cell>
          <table:table-cell table:number-columns-repeated="3"/>
        </table:table-row>
        <table:table-row table:style-name="ro1">
          <table:table-cell office:value-type="float" office:value="0.130630952381" calcext:value-type="float">
            <text:p>0.1306309524</text:p>
          </table:table-cell>
          <table:table-cell office:value-type="float" office:value="82.0772461557916" calcext:value-type="float">
            <text:p>82.0772461558</text:p>
          </table:table-cell>
          <table:table-cell table:number-columns-repeated="3"/>
        </table:table-row>
        <table:table-row table:style-name="ro1">
          <table:table-cell office:value-type="float" office:value="0.129098757417" calcext:value-type="float">
            <text:p>0.1290987574</text:p>
          </table:table-cell>
          <table:table-cell office:value-type="float" office:value="62.2479759305274" calcext:value-type="float">
            <text:p>62.2479759305</text:p>
          </table:table-cell>
          <table:table-cell table:number-columns-repeated="3"/>
        </table:table-row>
        <table:table-row table:style-name="ro1">
          <table:table-cell office:value-type="float" office:value="0.129060172828" calcext:value-type="float">
            <text:p>0.1290601728</text:p>
          </table:table-cell>
          <table:table-cell office:value-type="float" office:value="68.9583442769282" calcext:value-type="float">
            <text:p>68.9583442769</text:p>
          </table:table-cell>
          <table:table-cell table:number-columns-repeated="3"/>
        </table:table-row>
        <table:table-row table:style-name="ro1">
          <table:table-cell office:value-type="float" office:value="0.127626338509" calcext:value-type="float">
            <text:p>0.1276263385</text:p>
          </table:table-cell>
          <table:table-cell office:value-type="float" office:value="79.626963256474" calcext:value-type="float">
            <text:p>79.6269632565</text:p>
          </table:table-cell>
          <table:table-cell table:number-columns-repeated="3"/>
        </table:table-row>
        <table:table-row table:style-name="ro1">
          <table:table-cell office:value-type="float" office:value="0.127963086502" calcext:value-type="float">
            <text:p>0.1279630865</text:p>
          </table:table-cell>
          <table:table-cell office:value-type="float" office:value="63.7681595580649" calcext:value-type="float">
            <text:p>63.7681595581</text:p>
          </table:table-cell>
          <table:table-cell table:number-columns-repeated="3"/>
        </table:table-row>
        <table:table-row table:style-name="ro1">
          <table:table-cell office:value-type="float" office:value="0.130401205262" calcext:value-type="float">
            <text:p>0.1304012053</text:p>
          </table:table-cell>
          <table:table-cell office:value-type="float" office:value="82.713356307115" calcext:value-type="float">
            <text:p>82.7133563071</text:p>
          </table:table-cell>
          <table:table-cell table:number-columns-repeated="3"/>
        </table:table-row>
        <table:table-row table:style-name="ro1">
          <table:table-cell office:value-type="float" office:value="0.125979052823" calcext:value-type="float">
            <text:p>0.1259790528</text:p>
          </table:table-cell>
          <table:table-cell office:value-type="float" office:value="64.043161353891" calcext:value-type="float">
            <text:p>64.0431613539</text:p>
          </table:table-cell>
          <table:table-cell table:number-columns-repeated="3"/>
        </table:table-row>
        <table:table-row table:style-name="ro1">
          <table:table-cell office:value-type="float" office:value="0.127212288834" calcext:value-type="float">
            <text:p>0.1272122888</text:p>
          </table:table-cell>
          <table:table-cell office:value-type="float" office:value="69.3237689322519" calcext:value-type="float">
            <text:p>69.3237689323</text:p>
          </table:table-cell>
          <table:table-cell table:number-columns-repeated="3"/>
        </table:table-row>
        <table:table-row table:style-name="ro1">
          <table:table-cell office:value-type="float" office:value="0.128714166144" calcext:value-type="float">
            <text:p>0.1287141661</text:p>
          </table:table-cell>
          <table:table-cell office:value-type="float" office:value="65.126051152684" calcext:value-type="float">
            <text:p>65.1260511527</text:p>
          </table:table-cell>
          <table:table-cell table:number-columns-repeated="3"/>
        </table:table-row>
        <table:table-row table:style-name="ro1">
          <table:table-cell office:value-type="float" office:value="0.128209856623" calcext:value-type="float">
            <text:p>0.1282098566</text:p>
          </table:table-cell>
          <table:table-cell office:value-type="float" office:value="65.4675273378529" calcext:value-type="float">
            <text:p>65.4675273379</text:p>
          </table:table-cell>
          <table:table-cell table:number-columns-repeated="3"/>
        </table:table-row>
        <table:table-row table:style-name="ro1">
          <table:table-cell office:value-type="float" office:value="0.126292377975" calcext:value-type="float">
            <text:p>0.126292378</text:p>
          </table:table-cell>
          <table:table-cell office:value-type="float" office:value="74.9048197150168" calcext:value-type="float">
            <text:p>74.904819715</text:p>
          </table:table-cell>
          <table:table-cell table:number-columns-repeated="3"/>
        </table:table-row>
        <table:table-row table:style-name="ro1">
          <table:table-cell office:value-type="float" office:value="0.128492348541" calcext:value-type="float">
            <text:p>0.1284923485</text:p>
          </table:table-cell>
          <table:table-cell office:value-type="float" office:value="81.789397093518" calcext:value-type="float">
            <text:p>81.7893970935</text:p>
          </table:table-cell>
          <table:table-cell table:number-columns-repeated="3"/>
        </table:table-row>
        <table:table-row table:style-name="ro1">
          <table:table-cell office:value-type="float" office:value="0.128368122868" calcext:value-type="float">
            <text:p>0.1283681229</text:p>
          </table:table-cell>
          <table:table-cell office:value-type="float" office:value="50.6753196677152" calcext:value-type="float">
            <text:p>50.6753196677</text:p>
          </table:table-cell>
          <table:table-cell table:number-columns-repeated="3"/>
        </table:table-row>
        <table:table-row table:style-name="ro1">
          <table:table-cell office:value-type="float" office:value="0.127641804053" calcext:value-type="float">
            <text:p>0.1276418041</text:p>
          </table:table-cell>
          <table:table-cell office:value-type="float" office:value="72.7056458352972" calcext:value-type="float">
            <text:p>72.7056458353</text:p>
          </table:table-cell>
          <table:table-cell table:number-columns-repeated="3"/>
        </table:table-row>
        <table:table-row table:style-name="ro1">
          <table:table-cell office:value-type="float" office:value="0.129055140452" calcext:value-type="float">
            <text:p>0.1290551405</text:p>
          </table:table-cell>
          <table:table-cell office:value-type="float" office:value="75.0116641905176" calcext:value-type="float">
            <text:p>75.0116641905</text:p>
          </table:table-cell>
          <table:table-cell table:number-columns-repeated="3"/>
        </table:table-row>
        <table:table-row table:style-name="ro1">
          <table:table-cell office:value-type="float" office:value="0.12985369311" calcext:value-type="float">
            <text:p>0.1298536931</text:p>
          </table:table-cell>
          <table:table-cell office:value-type="float" office:value="79.8844612580233" calcext:value-type="float">
            <text:p>79.884461258</text:p>
          </table:table-cell>
          <table:table-cell table:number-columns-repeated="3"/>
        </table:table-row>
        <table:table-row table:style-name="ro1">
          <table:table-cell office:value-type="float" office:value="0.12855534164" calcext:value-type="float">
            <text:p>0.1285553416</text:p>
          </table:table-cell>
          <table:table-cell office:value-type="float" office:value="88.9992718896252" calcext:value-type="float">
            <text:p>88.9992718896</text:p>
          </table:table-cell>
          <table:table-cell table:number-columns-repeated="3"/>
        </table:table-row>
        <table:table-row table:style-name="ro1">
          <table:table-cell office:value-type="float" office:value="0.127948781088" calcext:value-type="float">
            <text:p>0.1279487811</text:p>
          </table:table-cell>
          <table:table-cell office:value-type="float" office:value="57.6656684847226" calcext:value-type="float">
            <text:p>57.6656684847</text:p>
          </table:table-cell>
          <table:table-cell table:number-columns-repeated="3"/>
        </table:table-row>
        <table:table-row table:style-name="ro1">
          <table:table-cell office:value-type="float" office:value="0.128360363005" calcext:value-type="float">
            <text:p>0.128360363</text:p>
          </table:table-cell>
          <table:table-cell office:value-type="float" office:value="78.2044642470057" calcext:value-type="float">
            <text:p>78.204464247</text:p>
          </table:table-cell>
          <table:table-cell table:number-columns-repeated="3"/>
        </table:table-row>
        <table:table-row table:style-name="ro1">
          <table:table-cell office:value-type="float" office:value="0.125876420405" calcext:value-type="float">
            <text:p>0.1258764204</text:p>
          </table:table-cell>
          <table:table-cell office:value-type="float" office:value="71.6938715994424" calcext:value-type="float">
            <text:p>71.6938715994</text:p>
          </table:table-cell>
          <table:table-cell table:number-columns-repeated="3"/>
        </table:table-row>
        <table:table-row table:style-name="ro1">
          <table:table-cell office:value-type="float" office:value="0.129088103572" calcext:value-type="float">
            <text:p>0.1290881036</text:p>
          </table:table-cell>
          <table:table-cell office:value-type="float" office:value="70.6816298367359" calcext:value-type="float">
            <text:p>70.6816298367</text:p>
          </table:table-cell>
          <table:table-cell table:number-columns-repeated="3"/>
        </table:table-row>
        <table:table-row table:style-name="ro1">
          <table:table-cell office:value-type="float" office:value="0.125815758741" calcext:value-type="float">
            <text:p>0.1258157587</text:p>
          </table:table-cell>
          <table:table-cell office:value-type="float" office:value="77.1700378253881" calcext:value-type="float">
            <text:p>77.1700378254</text:p>
          </table:table-cell>
          <table:table-cell table:number-columns-repeated="3"/>
        </table:table-row>
        <table:table-row table:style-name="ro1">
          <table:table-cell office:value-type="float" office:value="0.129407436418" calcext:value-type="float">
            <text:p>0.1294074364</text:p>
          </table:table-cell>
          <table:table-cell office:value-type="float" office:value="66.0025389193639" calcext:value-type="float">
            <text:p>66.0025389194</text:p>
          </table:table-cell>
          <table:table-cell table:number-columns-repeated="3"/>
        </table:table-row>
        <table:table-row table:style-name="ro1">
          <table:table-cell office:value-type="float" office:value="0.129252460563" calcext:value-type="float">
            <text:p>0.1292524606</text:p>
          </table:table-cell>
          <table:table-cell office:value-type="float" office:value="71.3451827913279" calcext:value-type="float">
            <text:p>71.3451827913</text:p>
          </table:table-cell>
          <table:table-cell table:number-columns-repeated="3"/>
        </table:table-row>
        <table:table-row table:style-name="ro1">
          <table:table-cell office:value-type="float" office:value="0.130762206331" calcext:value-type="float">
            <text:p>0.1307622063</text:p>
          </table:table-cell>
          <table:table-cell office:value-type="float" office:value="71.9018739218505" calcext:value-type="float">
            <text:p>71.9018739219</text:p>
          </table:table-cell>
          <table:table-cell table:number-columns-repeated="3"/>
        </table:table-row>
        <table:table-row table:style-name="ro1">
          <table:table-cell office:value-type="float" office:value="0.123906861956" calcext:value-type="float">
            <text:p>0.123906862</text:p>
          </table:table-cell>
          <table:table-cell office:value-type="float" office:value="73.7455336268452" calcext:value-type="float">
            <text:p>73.7455336268</text:p>
          </table:table-cell>
          <table:table-cell table:number-columns-repeated="3"/>
        </table:table-row>
        <table:table-row table:style-name="ro1">
          <table:table-cell office:value-type="float" office:value="0.127755198589" calcext:value-type="float">
            <text:p>0.1277551986</text:p>
          </table:table-cell>
          <table:table-cell office:value-type="float" office:value="68.6059032657538" calcext:value-type="float">
            <text:p>68.6059032658</text:p>
          </table:table-cell>
          <table:table-cell table:number-columns-repeated="3"/>
        </table:table-row>
        <table:table-row table:style-name="ro1">
          <table:table-cell office:value-type="float" office:value="0.130037182193" calcext:value-type="float">
            <text:p>0.1300371822</text:p>
          </table:table-cell>
          <table:table-cell office:value-type="float" office:value="72.1647903117066" calcext:value-type="float">
            <text:p>72.1647903117</text:p>
          </table:table-cell>
          <table:table-cell table:number-columns-repeated="3"/>
        </table:table-row>
        <table:table-row table:style-name="ro1">
          <table:table-cell office:value-type="float" office:value="0.127308974239" calcext:value-type="float">
            <text:p>0.1273089742</text:p>
          </table:table-cell>
          <table:table-cell office:value-type="float" office:value="74.2400290823427" calcext:value-type="float">
            <text:p>74.2400290823</text:p>
          </table:table-cell>
          <table:table-cell table:number-columns-repeated="3"/>
        </table:table-row>
        <table:table-row table:style-name="ro1">
          <table:table-cell office:value-type="float" office:value="0.128445034284" calcext:value-type="float">
            <text:p>0.1284450343</text:p>
          </table:table-cell>
          <table:table-cell office:value-type="float" office:value="67.1185928994431" calcext:value-type="float">
            <text:p>67.1185928994</text:p>
          </table:table-cell>
          <table:table-cell table:number-columns-repeated="3"/>
        </table:table-row>
        <table:table-row table:style-name="ro1">
          <table:table-cell office:value-type="float" office:value="0.128503949202" calcext:value-type="float">
            <text:p>0.1285039492</text:p>
          </table:table-cell>
          <table:table-cell office:value-type="float" office:value="79.6593995173318" calcext:value-type="float">
            <text:p>79.6593995173</text:p>
          </table:table-cell>
          <table:table-cell table:number-columns-repeated="3"/>
        </table:table-row>
        <table:table-row table:style-name="ro1">
          <table:table-cell office:value-type="float" office:value="0.126366691908" calcext:value-type="float">
            <text:p>0.1263666919</text:p>
          </table:table-cell>
          <table:table-cell office:value-type="float" office:value="65.2680999276536" calcext:value-type="float">
            <text:p>65.2680999277</text:p>
          </table:table-cell>
          <table:table-cell table:number-columns-repeated="3"/>
        </table:table-row>
        <table:table-row table:style-name="ro1">
          <table:table-cell office:value-type="float" office:value="0.129479473422" calcext:value-type="float">
            <text:p>0.1294794734</text:p>
          </table:table-cell>
          <table:table-cell office:value-type="float" office:value="59.8655356639897" calcext:value-type="float">
            <text:p>59.865535664</text:p>
          </table:table-cell>
          <table:table-cell table:number-columns-repeated="3"/>
        </table:table-row>
        <table:table-row table:style-name="ro1">
          <table:table-cell office:value-type="float" office:value="0.128481092932" calcext:value-type="float">
            <text:p>0.1284810929</text:p>
          </table:table-cell>
          <table:table-cell office:value-type="float" office:value="73.4408879470026" calcext:value-type="float">
            <text:p>73.44088794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7">00/00/0000</text:date>, <text:time style:data-style-name="N2" text:time-value="22:58:23.3667652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7T21:39:03.341187214</meta:creation-date>
    <dc:date>2019-02-17T23:09:20.829065316</dc:date>
    <meta:editing-duration>PT20M34S</meta:editing-duration>
    <meta:editing-cycles>13</meta:editing-cycles>
    <meta:generator>LibreOffice/5.1.6.2$Linux_X86_64 LibreOffice_project/10m0$Build-2</meta:generator>
    <meta:document-statistic meta:table-count="3" meta:cell-count="408" meta:object-count="0"/>
  </office:meta>
</office:document-meta>
</file>